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580E9570EB2FF12442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auto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ACTIVIDAD 1</text:p>
      <text:p text:style-name="P1"/>
      <text:p text:style-name="P1">Indica a qué tipo de despido pertenecen estas causas (1 punto cada uno):</text:p>
      <text:p text:style-name="P1"/>
      <text:list xml:id="list1373692626" text:style-name="WWNum1">
        <text:list-item>
          <text:p text:style-name="P4">La indisciplina o desobediencia.</text:p>
        </text:list-item>
      </text:list>
      <text:p text:style-name="P1"><text:tab/><text:tab/>Despido disciplinario</text:p>
      <text:list xml:id="list210522693209069" text:continue-numbering="true" text:style-name="WWNum1">
        <text:list-item>
          <text:p text:style-name="P4">La ineptitud del trabajador conocida o sobrevenida con posterioridad a su contratación en la empresa.</text:p>
        </text:list-item>
      </text:list>
      <text:p text:style-name="P1"><text:tab/><text:tab/>Despido por causas objetivas</text:p>
      <text:list xml:id="list210523624774289" text:continue-numbering="true" text:style-name="WWNum1">
        <text:list-item>
          <text:p text:style-name="P4">La embriaguez habitual o toxicomanía, si repercuten negativamente en el trabajo.</text:p>
        </text:list-item>
      </text:list>
      <text:p text:style-name="P1"><text:tab/><text:tab/>Despido disciplinario</text:p>
      <text:list xml:id="list210523921121473" text:continue-numbering="true" text:style-name="WWNum1">
        <text:list-item>
          <text:p text:style-name="P4">La falta de adaptación a las modificaciones técnicas del puesto de trabajo.</text:p>
        </text:list-item>
      </text:list>
      <text:p text:style-name="P1"><text:tab/><text:tab/>Despido por causas objetivas</text:p>
      <text:list xml:id="list210523113795572" text:continue-numbering="true" text:style-name="WWNum1">
        <text:list-item>
          <text:p text:style-name="P4">Una plantilla de 280 trabajadores repartidos en 2 centros de trabajo de 150 y 130 cada uno, despidiendo la empresa a 20 trabajadores pertenecientes al primero.</text:p>
        </text:list-item>
      </text:list>
      <text:p text:style-name="P1"><text:tab/><text:tab/>Despido por causas objetivas</text:p>
      <text:p text:style-name="P3">ACTIVIDAD 2</text:p>
      <text:p text:style-name="P1"/>
      <text:p text:style-name="P1">Salvador ha sido despedido por causas objetivas y el Juzgado de lo Social ha dictado la sentencia como procedente. La empresa tiene que pagar la indemnización correspondiente. El salario que recibe al día son 48€. Su antigüedad es de 3 años y 4 meses. Calcula la indemnización. (5 puntos)</text:p>
      <text:p text:style-name="Standard"/>
      <text:p text:style-name="Standard">Indemnización= 48 * 20 * 3=2880€</text:p>
      <text:p text:style-name="Standard">48*20*0,33=3196€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style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style:contextual-spacing="false" fo:line-height="100%" fo:text-align="start" style:justify-single-word="false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NOMBRE Y APELLIDOS: Álvaro Serradilla Otero<draw:frame draw:style-name="Mfr1" draw:name="Imagen1" text:anchor-type="char" svg:x="14.288cm" svg:y="-0.953cm" svg:width="3.902cm" svg:height="2.678cm" draw:z-index="0"><draw:image xlink:href="Pictures/100000010000080000000580E9570EB2FF124425.png" xlink:type="simple" xlink:show="embed" xlink:actuate="onLoad" draw:mime-type="image/png"/></draw:frame></text:p>
        <text:p text:style-name="Standard">GRUPO: 1º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21:05:22.289000000</dc:date>
    <meta:generator>LibreOffice/7.2.7.2$Windows_X86_64 LibreOffice_project/8d71d29d553c0f7dcbfa38fbfda25ee34cce99a2</meta:generator>
    <meta:editing-duration>PT7M56S</meta:editing-duration>
    <meta:editing-cycles>3</meta:editing-cycles>
    <meta:document-statistic meta:table-count="0" meta:image-count="1" meta:object-count="0" meta:page-count="1" meta:paragraph-count="18" meta:word-count="170" meta:character-count="1078" meta:non-whitespace-character-count="921"/>
  </office:meta>
</office:document-meta>
</file>